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5cm" svg:y1="19.9cm" svg:x2="12.3cm" svg:y2="8.2cm">
          <text:p/>
        </draw:line>
        <draw:polyline draw:style-name="gr2" draw:text-style-name="P2" draw:layer="layout" svg:width="11.794cm" svg:height="3.134cm" draw:transform="rotate (-1.25558986388472) translate (12.343321874231cm 8.68587369665878cm)" svg:viewBox="0 0 11795 3135" draw:points="0,46 11795,0 6250,3135">
          <text:p/>
        </draw:polyline>
        <draw:polyline draw:style-name="gr2" draw:text-style-name="P2" draw:layer="layout" svg:width="11.127cm" svg:height="7.744cm" draw:transform="rotate (1.95913208536363) translate (13.247235607697cm 13.9262731729587cm)" svg:viewBox="0 0 11128 7745" draw:points="6727,0 11128,2449 6365,3525 6908,7745 3437,5137 0,7728 875,2684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7-25T11:17:34.591000000</dc:date>
    <meta:editing-duration>PT18M23S</meta:editing-duration>
    <meta:editing-cycles>4</meta:editing-cycles>
    <meta:generator>LibreOffice/6.3.2.2$Windows_X86_64 LibreOffice_project/98b30e735bda24bc04ab42594c85f7fd8be07b9c</meta:generator>
    <meta:document-statistic meta:object-count="4"/>
  </office:meta>
</office:document-meta>
</file>